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A0000027BC2BA699F.jpg" manifest:media-type="image/jpeg"/>
  <manifest:file-entry manifest:full-path="Pictures/100000000000031B00000463DD911FB0.png" manifest:media-type="image/png"/>
  <manifest:file-entry manifest:full-path="Pictures/10000000000001CA0000024A2E1FDCDF.jpg" manifest:media-type="image/jpeg"/>
  <manifest:file-entry manifest:full-path="Pictures/10000000000002EC000003F4E9498A9E.png" manifest:media-type="image/png"/>
  <manifest:file-entry manifest:full-path="Pictures/10000000000001CA000002495A28824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744cm" svg:height="15cm" svg:x="-11.609cm" svg:y="0.001cm">
          <draw:image xlink:href="Pictures/10000000000001CA000002495A288246.jpg" xlink:type="simple" xlink:show="embed" xlink:actuate="onLoad">
            <text:p/>
          </draw:image>
        </draw:frame>
        <draw:frame draw:style-name="gr1" draw:text-style-name="P1" draw:layer="layout" svg:width="11.086cm" svg:height="15cm" svg:x="0.825cm" svg:y="0.001cm">
          <draw:image xlink:href="Pictures/10000000000002EC000003F4E9498A9E.png" xlink:type="simple" xlink:show="embed" xlink:actuate="onLoad">
            <text:p/>
          </draw:image>
        </draw:frame>
        <draw:frame draw:style-name="gr1" draw:text-style-name="P1" draw:layer="layout" svg:width="11.723cm" svg:height="15cm" svg:x="12.601cm" svg:y="0.001cm">
          <draw:image xlink:href="Pictures/10000000000001CA0000024A2E1FDCDF.jpg" xlink:type="simple" xlink:show="embed" xlink:actuate="onLoad">
            <text:p/>
          </draw:image>
        </draw:frame>
        <draw:frame draw:style-name="gr1" draw:text-style-name="P1" draw:layer="layout" svg:width="10.618cm" svg:height="15cm" svg:x="25.012cm" svg:y="0.001cm">
          <draw:image xlink:href="Pictures/100000000000031B00000463DD911FB0.png" xlink:type="simple" xlink:show="embed" xlink:actuate="onLoad">
            <text:p/>
          </draw:image>
        </draw:frame>
        <draw:frame draw:style-name="gr1" draw:text-style-name="P1" draw:layer="layout" svg:width="10.819cm" svg:height="15cm" svg:x="36.121cm" svg:y="0.001cm">
          <draw:image xlink:href="Pictures/10000000000001CA0000027BC2BA699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0:10:47.133949842</meta:creation-date>
    <dc:date>2016-04-12T10:17:29.636110985</dc:date>
    <meta:editing-duration>P0D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